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2.svm"/>
  <manifest:file-entry manifest:media-type="image/png" manifest:full-path="Pictures/100000000000032000000258DDC87D4C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>
      <style:graphic-properties draw:stroke="none" svg:stroke-width="0cm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ook-title">
      <style:graphic-properties draw:stroke="none" draw:fill="none" draw:auto-grow-height="false" fo:min-height="3.507cm" fo:padding-top="0.125cm" fo:padding-bottom="0.125cm" fo:padding-left="0.25cm" fo:padding-right="0.25cm" fo:wrap-option="wrap"/>
    </style:style>
    <style:style style:name="pr2" style:family="presentation" style:parent-style-name="lyt-book-subtitle">
      <style:graphic-properties draw:fill-color="#ffffff" draw:auto-grow-height="true" fo:min-height="13.861cm"/>
    </style:style>
    <style:style style:name="pr3" style:family="presentation" style:parent-style-name="lyt-book-notes">
      <style:graphic-properties draw:stroke="solid" draw:fill="none" draw:fill-color="#ffffff" draw:auto-grow-height="false" fo:min-height="13.365cm" fo:padding-top="0.125cm" fo:padding-bottom="0.125cm" fo:padding-left="0.25cm" fo:padding-right="0.25cm" fo:wrap-option="wrap"/>
    </style:style>
    <style:style style:name="pr4" style:family="presentation" style:parent-style-name="lyt-book-title">
      <style:graphic-properties draw:auto-grow-height="true" fo:min-height="3.507cm"/>
    </style:style>
    <style:style style:name="pr5" style:family="presentation" style:parent-style-name="lyt-book-notes">
      <style:graphic-properties draw:fill-color="#ffffff" draw:auto-grow-height="true" fo:min-height="13.365cm"/>
    </style:style>
    <style:style style:name="pr6" style:family="presentation" style:parent-style-name="lyt-book-title">
      <style:graphic-properties fo:min-height="3.256cm"/>
    </style:style>
    <style:style style:name="pr7" style:family="presentation" style:parent-style-name="lyt-book-notes">
      <style:graphic-properties draw:fill-color="#ffffff" fo:min-height="13.114cm"/>
    </style:style>
    <style:style style:name="co1" style:family="table-column">
      <style:table-column-properties style:column-width="9.748cm" style:use-optimal-column-width="false"/>
    </style:style>
    <style:style style:name="co2" style:family="table-column">
      <style:table-column-properties style:column-width="9.752cm" style:use-optimal-column-width="false"/>
    </style:style>
    <style:style style:name="co3" style:family="table-column">
      <style:table-column-properties style:column-width="9.747cm" style:use-optimal-column-width="false"/>
    </style:style>
    <style:style style:name="ro1" style:family="table-row">
      <style:table-row-properties style:row-height="0.975cm"/>
    </style:style>
    <style:style style:name="ce1" style:family="table-cell">
      <style:graphic-properties draw:fill="none" style:repeat="repeat"/>
      <style:text-properties fo:font-size="24pt" style:font-size-asian="24pt" style:font-size-complex="24pt"/>
    </style:style>
    <style:style style:name="ce2" style:family="table-cell">
      <style:graphic-properties draw:fill="none" style:repeat="repeat"/>
    </style:style>
    <style:style style:name="P1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ffffff" style:text-line-through-style="none" fo:font-family="Thorndale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Albany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Baskervil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fo:font-family="'Century Schoolbook'" fo:font-size="32pt" fo:font-style="normal" style:text-underline-style="solid" style:text-underline-width="auto" style:text-underline-color="#000000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fo:font-family="'Century Schoolbook'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ook" presentation:presentation-page-layout-name="AL1T0">
        <office:forms form:automatic-focus="false" form:apply-design-mode="false"/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Reverse Dictionary using ESA</text:span></text:p>
          </draw:text-box>
        </draw:frame>
        <draw:custom-shape draw:name="subTitle 1" draw:style-name="gr1" draw:text-style-name="P2" draw:layer="layout" svg:width="25.198cm" svg:height="13.859cm" svg:x="1.4cm" svg:y="4.914cm">
          <text:p text:style-name="P3"><text:span text:style-name="T2">Remy Oukaour, Omar Khazamov and Ganesa Thandavam Ponnuraj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13.861cm" svg:x="1.4cm" svg:y="4.914cm" presentation:class="subtitle" presentation:placeholder="true">
          <draw:text-box/>
        </draw:frame>
        <presentation:notes draw:style-name="dp2">
          <draw:page-thumbnail draw:name="Slide Image Placeholder 1" draw:style-name="gr2" draw:layer="layout" svg:width="14.848cm" svg:height="11.136cm" svg:x="3.075cm" svg:y="2.257cm" draw:page-number="1" presentation:class="page"/>
          <draw:frame draw:name="Notes Placeholder 2" presentation:style-name="pr3" draw:text-style-name="P2" draw:layer="layout" svg:width="16.798cm" svg:height="13.364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Goal</text:span></text:p>
          </draw:text-box>
        </draw:frame>
        <draw:custom-shape draw:name="TextBox 2" draw:style-name="gr3" draw:text-style-name="P2" draw:layer="layout" svg:width="24.096cm" svg:height="14.55cm" svg:x="2.5cm" svg:y="4.5cm">
          <text:p text:style-name="P3"><text:span text:style-name="T3">Better Semantic Relatedness Measure for </text:span></text:p>
          <text:p text:style-name="P3"><text:span text:style-name="T3">given two words</text:span></text:p>
          <text:p text:style-name="P3"><text:span text:style-name="T3"/></text:p>
          <text:p text:style-name="P3"><text:span text:style-name="T3">To use ESA in measuring semantic relatedness</text:span></text:p>
          <text:p text:style-name="P3"><text:span text:style-name="T3">between given two words</text:span></text:p>
          <text:p text:style-name="P3"><text:span text:style-name="T3"/></text:p>
          <text:p text:style-name="P3"><text:span text:style-name="T3">Try to answer this question: </text:span></text:p>
          <text:p text:style-name="P3"><text:span text:style-name="T3">Given an overly specific word, what is the most</text:span></text:p>
          <text:p text:style-name="P3"><text:span text:style-name="T3">Common word that people use ? 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2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Existing Tools</text:span></text:p>
          </draw:text-box>
        </draw:frame>
        <draw:custom-shape draw:name="TextBox 2" draw:style-name="gr3" draw:text-style-name="P2" draw:layer="layout" svg:width="23.999cm" svg:height="13.25cm" svg:x="2cm" svg:y="5.016cm">
          <text:p text:style-name="P3"><text:span text:style-name="T3">Visuwords </text:span></text:p>
          <text:p text:style-name="P3"><text:span text:style-name="T3"/></text:p>
          <text:p text:style-name="P3"><text:span text:style-name="T3">Visual Wordnet </text:span></text:p>
          <text:p text:style-name="P3"><text:span text:style-name="T3"/></text:p>
          <text:p text:style-name="P3"><text:span text:style-name="T3">Visual Thesaurus</text:span></text:p>
          <text:p text:style-name="P3"><text:span text:style-name="T3"/></text:p>
          <text:p text:style-name="P3"><text:span text:style-name="T3">Limitation: </text:span></text:p>
          <text:p text:style-name="P3"><text:span text:style-name="T3">All are based on Wordnet Relations</text:span></text:p>
          <text:p text:style-name="P3"><text:span text:style-name="T3"/></text:p>
          <text:p text:style-name="P3"><text:span text:style-name="T3">Not quite interesting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3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Motivation</text:span></text:p>
          </draw:text-box>
        </draw:frame>
        <draw:custom-shape draw:name="TextBox 2" draw:style-name="gr3" draw:text-style-name="P2" draw:layer="layout" svg:width="22.999cm" svg:height="11.95cm" svg:x="2cm" svg:y="4.5cm">
          <text:p text:style-name="P3"><text:span text:style-name="T3">Explicit semantic analysis in high dimensional space of wikipedia articles</text:span></text:p>
          <text:p text:style-name="P3"><text:span text:style-name="T3"/></text:p>
          <text:p text:style-name="P3"><text:span text:style-name="T3">Intuition is to use each wikipedia article as a concept and then represent a word in the vocabulary as a point in wikipedia article space</text:span></text:p>
          <text:p text:style-name="P3"><text:span text:style-name="T3"/></text:p>
          <text:p text:style-name="P3"><text:span text:style-name="T3">And compute Semantic Relatedn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4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Explicit Semantic Analysis</text:span></text:p>
          </draw:text-box>
        </draw:frame>
        <draw:custom-shape draw:name="TextBox 2" draw:style-name="gr3" draw:text-style-name="P2" draw:layer="layout" svg:width="24.499cm" svg:height="13.25cm" svg:x="2cm" svg:y="5cm">
          <text:p text:style-name="P3"><text:span text:style-name="T3">Download enwiki-latest-pages-articles.xml (40.4 GB, 13,675,673 pages), an XML dump of Wikipedia's database from April 4, 2013.</text:span></text:p>
          <text:p text:style-name="P3"><text:span text:style-name="T3"/></text:p>
          <text:p text:style-name="P3"><text:span text:style-name="T3">Run stem-articles.py to: parse the Wikipedia dump; reject articles that are redirects, proposed for deletion, or are too short; and stem the words in the remaining articles. The output is stemmed-articles.txt (7.52 GB, 1,857,524 articles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5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Workflow Cont..,</text:span></text:p>
          </draw:text-box>
        </draw:frame>
        <draw:custom-shape draw:name="TextBox 2" draw:style-name="gr3" draw:text-style-name="P2" draw:layer="layout" svg:width="23.999cm" svg:height="15.85cm" svg:x="2cm" svg:y="4cm">
          <text:p text:style-name="P3"><text:span text:style-name="T3">Run idf-words.py to: calculate the IDF score for each word in the stemmed articles. The output is words-idf.txt (197 MB, 6,343,823 words).</text:span></text:p>
          <text:p text:style-name="P3"><text:span text:style-name="T3"/></text:p>
          <text:p text:style-name="P3"><text:span text:style-name="T3">Run tf-words.py to: calculate the TF and TF-IDF scores for the (concept, word) pairs, using the concepts/articles from stemmed-articles.txt and the words from words-idf.txt. The output is words-tf.txt (29.7 GB, 583,983,030 (concept, word) pairs).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6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Workflow Cont..,</text:span></text:p>
          </draw:text-box>
        </draw:frame>
        <draw:custom-shape draw:name="TextBox 2" draw:style-name="gr3" draw:text-style-name="P2" draw:layer="layout" svg:width="23.999cm" svg:height="8.05cm" svg:x="2cm" svg:y="4cm">
          <text:p text:style-name="P3"><text:span text:style-name="T3">Run tfidf-db.py to: create an SQLite database with the tables concepts, words, and inverted_index. The inverted index rejects entries with a TF-IDF score below a certain threshold, or with words not found in the stemmed SCOWL dictionar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7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Application as a Reverse Dictionary</text:span></text:p>
          </draw:text-box>
        </draw:frame>
        <draw:custom-shape draw:name="TextBox 2" draw:style-name="gr3" draw:text-style-name="P2" draw:layer="layout" svg:width="24.499cm" svg:height="11.95cm" svg:x="2cm" svg:y="4cm">
          <text:p text:style-name="P3"><text:span text:style-name="T3">Key in related words to recollect the word that slipped your mind</text:span></text:p>
          <text:p text:style-name="P3"><text:span text:style-name="T3"/></text:p>
          <text:p text:style-name="P3"><text:span text:style-name="T3">What is the phenomenon by which plants prepare food using Sunlight and carbon di oxide </text:span></text:p>
          <text:p text:style-name="P3"><text:span text:style-name="T3">called ?</text:span></text:p>
          <text:p text:style-name="P3"><text:span text:style-name="T3"/></text:p>
          <text:p text:style-name="P3"><text:span text:style-name="T3">What is that algorithm for fastest matrix multiplication called ? 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8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Demo and Other Reverse Dictionaries</text:span></text:p>
          </draw:text-box>
        </draw:frame>
        <draw:custom-shape draw:name="TextBox 2" draw:style-name="gr3" draw:text-style-name="P2" draw:layer="layout" svg:width="24.499cm" svg:height="10.65cm" svg:x="2cm" svg:y="4cm">
          <text:p text:style-name="P3"><text:span text:style-name="T3">One Look Reverse Dictionary </text:span></text:p>
          <text:p text:style-name="P3"><text:span text:style-name="T3"/></text:p>
          <text:p text:style-name="P3"><text:span text:style-name="T3">Surprisingly not many tools out there that act</text:span></text:p>
          <text:p text:style-name="P3"><text:span text:style-name="T3">as a reverse dictionary</text:span></text:p>
          <text:p text:style-name="P3"><text:span text:style-name="T3"/></text:p>
          <text:p text:style-name="P3"><text:span text:style-name="T3">Demo One Look vs Our App </text:span></text:p>
          <text:p text:style-name="P3"><text:span text:style-name="T3"/></text:p>
          <text:p text:style-name="P3"><text:span text:style-name="T3">Demo answering queries raised by the Prof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9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Limitations</text:span></text:p>
          </draw:text-box>
        </draw:frame>
        <draw:custom-shape draw:name="TextBox 2" draw:style-name="gr3" draw:text-style-name="P2" draw:layer="layout" svg:width="23.999cm" svg:height="15.848cm" svg:x="2cm" svg:y="4cm">
          <text:p text:style-name="P3"><text:span text:style-name="T3">Performance</text:span></text:p>
          <text:p text:style-name="P3"><text:span text:style-name="T3"><text:s text:c="10"/></text:span><text:span text:style-name="T3">- We tried different database indices; based on the data access pattern for our application we decided to create the index on word_id and tf_idf score in the inverted_index table and (we expect) it seems to work fine.</text:span></text:p>
          <text:p text:style-name="P3"><text:span text:style-name="T3"/></text:p>
          <text:p text:style-name="P3"><text:span text:style-name="T3">Exploration of Encyclopaedia – May not work well with dictionary definition of words</text:span></text:p>
          <text:p text:style-name="P3"><text:span text:style-name="T3">Eg: </text:span><text:span text:style-name="T4">a young one, endowed with exceptional qualities or abilities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10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lyt-book" presentation:presentation-page-layout-name="AL2T19">
        <office:forms form:automatic-focus="false" form:apply-design-mode="false"/>
        <draw:frame draw:name="Title 1" presentation:style-name="pr1" draw:text-style-name="P2" draw:layer="layout" svg:width="25.198cm" svg:height="3.255cm" svg:x="1.4cm" svg:y="0.962cm" presentation:class="title" presentation:user-transformed="true">
          <draw:text-box>
            <text:p text:style-name="P1"><text:span text:style-name="T1">Evaluation</text:span></text:p>
          </draw:text-box>
        </draw:frame>
        <draw:custom-shape draw:name="TextBox 2" draw:style-name="gr3" draw:text-style-name="P2" draw:layer="layout" svg:width="24.999cm" svg:height="15.85cm" svg:x="2cm" svg:y="4cm">
          <text:p text:style-name="P4"><text:span text:style-name="T5">Wordsim-353</text:span></text:p>
          <text:p text:style-name="P4"><text:span text:style-name="T6">Human evaluated relatedness between 353 word pairs</text:span></text:p>
          <text:p text:style-name="P4"><text:span text:style-name="T6"/></text:p>
          <text:p text:style-name="P4"><text:span text:style-name="T5">Pearson Co-efficient</text:span><text:span text:style-name="T6"> </text:span></text:p>
          <text:p text:style-name="P4"><text:span text:style-name="T6">The correlation coefficient ranges from −1 to 1. A value of 1 implies that a linear equation describes the relationship between X and Y perfectly, with all data points lying on a line for which Y increases as X increases. A value of −1 implies that all data points lie on a line for which Y decreases as X increases. A value of 0 implies that there is no linear correlation between the variabl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" draw:layer="layout" svg:width="14.848cm" svg:height="11.136cm" svg:x="3.075cm" svg:y="2.257cm" draw:page-number="11" presentation:class="page"/>
          <draw:frame draw:name="Notes Placeholder 2" presentation:style-name="pr3" draw:text-style-name="P2" draw:layer="layout" svg:width="16.798cm" svg:height="13.113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lyt-book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1">Results</text:span></text:p>
          </draw:text-box>
        </draw:frame>
        <draw:frame draw:style-name="gr4" draw:text-style-name="P5" draw:layer="layout" svg:width="9.5cm" svg:height="1.225cm" svg:x="2.5cm" svg:y="4.5cm">
          <draw:text-box>
            <text:p><text:span text:style-name="T7">Our implementation</text:span></text:p>
          </draw:text-box>
        </draw:frame>
        <draw:frame draw:style-name="gr4" draw:text-style-name="P5" draw:layer="layout" svg:width="13cm" svg:height="1.225cm" svg:x="2.5cm" svg:y="10.5cm">
          <draw:text-box>
            <text:p><text:span text:style-name="T7">Results in Gabrilovich et al..,</text:span></text:p>
          </draw:text-box>
        </draw:frame>
        <draw:frame draw:style-name="standard" draw:layer="layout" svg:width="19.499cm" svg:height="3.704cm" svg:x="4.5cm" svg:y="6.0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Method</text:span></text:p>
              </table:table-cell>
              <table:table-cell>
                <text:p><text:span text:style-name="T7">Pearson Co-efficient</text:span></text:p>
              </table:table-cell>
            </table:table-row>
            <table:table-row table:style-name="ro1" table:default-cell-style-name="ce1">
              <table:table-cell>
                <text:p><text:span text:style-name="T7">Human vs ESA</text:span></text:p>
              </table:table-cell>
              <table:table-cell>
                <text:p><text:span text:style-name="T7">0.485803439713184</text:span></text:p>
              </table:table-cell>
            </table:table-row>
            <table:table-row table:style-name="ro1">
              <table:table-cell table:style-name="ce1">
                <text:p><text:span text:style-name="T7">Human vs Random</text:span></text:p>
              </table:table-cell>
              <table:table-cell table:style-name="ce2">
                <text:p><text:s/><text:span text:style-name="T7">-0.07079303066612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9.498cm" svg:height="6.174cm" svg:x="4.5cm" svg:y="13.13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">Method</text:p>
              </table:table-cell>
              <table:table-cell>
                <text:p text:style-name="P5">Pearson Co-efficient</text:p>
              </table:table-cell>
            </table:table-row>
            <table:table-row table:style-name="ro1" table:default-cell-style-name="ce1">
              <table:table-cell>
                <text:p text:style-name="P5">Human vs ESA</text:p>
              </table:table-cell>
              <table:table-cell>
                <text:p text:style-name="P5">0.75</text:p>
              </table:table-cell>
            </table:table-row>
            <table:table-row table:style-name="ro1" table:default-cell-style-name="ce1">
              <table:table-cell>
                <text:p text:style-name="P5">Human vs LSA</text:p>
              </table:table-cell>
              <table:table-cell>
                <text:p text:style-name="P5">0.56</text:p>
              </table:table-cell>
            </table:table-row>
            <table:table-row table:style-name="ro1" table:default-cell-style-name="ce1">
              <table:table-cell>
                <text:p text:style-name="P5">Human vs Wordnet</text:p>
              </table:table-cell>
              <table:table-cell>
                <text:p text:style-name="P5">0.33-0.35</text:p>
              </table:table-cell>
            </table:table-row>
            <table:table-row table:style-name="ro1" table:default-cell-style-name="ce1">
              <table:table-cell>
                <text:p text:style-name="P5">Human vs WikiRelate!</text:p>
              </table:table-cell>
              <table:table-cell>
                <text:p text:style-name="P5">0.19-0.4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SD Evaluation – To be done..,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withspiral" xlink:href="Pictures/100000000000032000000258DDC87D4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withspiral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yt-book" style:page-layout-name="PM1" draw:style-name="Mdp1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6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3-05-09T22:18:44</dc:date>
    <meta:generator>NeoOffice/3.0.2$Unix OpenOffice.org_project/Patch 0</meta:generator>
    <meta:editing-duration>PT00H12M25S</meta:editing-duration>
    <meta:editing-cycles>15</meta:editing-cycles>
    <meta:document-statistic meta:object-count="76"/>
  </office:meta>
</office:document-meta>
</file>